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wasdee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font-name="Sawasde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style:font-name="Sawasde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/>
    </style:style>
    <style:style style:name="T5" style:family="text">
      <style:text-properties fo:font-style="normal" style:font-style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so a Paso para instalación desde 0 de Zonales (Informal)</text:p>
      <text:p text:style-name="P3"/>
      <text:p text:style-name="P2"><text:bookmark-start text:name="__DdeLink__855_332523630"/>Instalación</text:p>
      <text:p text:style-name="P1"/>
      <text:list xml:id="list2069602497" text:style-name="L1">
        <text:list-item>
          <text:p text:style-name="P5"><text:bookmark-end text:name="__DdeLink__855_332523630"/>Descomprimir Joomla (versión 1.5.10) en el document_root de Apache y correr el instalador. Asegurarse que quede funcional.</text:p>
        </text:list-item>
        <text:list-item>
          <text:p text:style-name="P5">Instalar Solr en Tomcat. En el servidor de zonales está el archivo .war que deber desplegarse en el server.</text:p>
        </text:list-item>
        <text:list-item>
          <text:p text:style-name="P5">Instalar las extensiones de terceros (sin modificaciones por parte del G2P) necesarias para el funcionamiento del sitio. Las subí en la carpeta <text:span text:style-name="T4">Installation</text:span> en el repositorio.</text:p>
        </text:list-item>
        <text:list-item>
          <text:p text:style-name="P5">Instalar Zlogin siguiente el instructivo. Ver documento <text:span text:style-name="T4">ZLogin Instructivo.odt </text:span><text:span text:style-name="T5">en la carpeta </text:span><text:span text:style-name="T4">Docs</text:span><text:span text:style-name="T5"> del repositorio. Esto instala varios módulos y componentes desarrollados por el G2P</text:span></text:p>
        </text:list-item>
        <text:list-item>
          <text:p text:style-name="P7">Instalar el resto de los componentes desarrollados por el G2P.</text:p>
        </text:list-item>
        <text:list-item>
          <text:p text:style-name="P5"><text:span text:style-name="T5">Activar y configurar todos los módulos y plug-ins. Ver </text:span><text:span text:style-name="T4">Aclaraciones importantes</text:span><text:span text:style-name="T5"> a continuación en este documento.</text:span></text:p>
        </text:list-item>
      </text:list>
      <text:p text:style-name="P6"/>
      <text:p text:style-name="P6"/>
      <text:p text:style-name="P2">Aclaraciones importantes</text:p>
      <text:p text:style-name="P1"/>
      <text:list xml:id="list245428523" text:style-name="L2">
        <text:list-item>
          <text:p text:style-name="P10"><text:span text:style-name="T3">Para todos las extensiones desarrolladas por el G2P se genera los instaladores utilizando ANT con el archivo build.xml que se encuentra en el raiz del trunk (ver docuemento </text:span><text:span text:style-name="T1">organización_trunk.odt</text:span><text:span text:style-name="T3"> en la carpeta </text:span><text:span text:style-name="T1">Docs </text:span><text:span text:style-name="T3">del repositorio). Los que se generan con los prefijos com, mod o plg son instalables mediante el instalador de Joomla. Los que dicen inst, deben ser copiados en la raiz de la instalación de Joomla y descomprimidos allí.</text:span></text:p>
        </text:list-item>
        <text:list-item>
          <text:p text:style-name="P8">Hay que entrar en la configuración de todos las extensiones <text:s/>instaladadas y guardar la configuración que se carga por defecto, ya que si no se hace esto Joomla no reconoce esos parámetros.</text:p>
        </text:list-item>
        <text:list-item>
          <text:p text:style-name="P8">Checkear que todos los módulos y plug-ins que se instalan estén activados.</text:p>
        </text:list-item>
        <text:list-item>
          <text:p text:style-name="P10"><text:span text:style-name="T3">Para el módulo </text:span><text:span text:style-name="T1">sessioninfo</text:span><text:span text:style-name="T3">, poner en el parámetro “</text:span><text:span text:style-name="T2">URL a perfil del usuario” </text:span><text:span text:style-name="T3">la siguiente URL: </text:span><text:span text:style-name="T2">index.php?option=com_aapu</text:span><text:span text:style-name="T3">.</text:span></text:p>
        </text:list-item>
        <text:list-item>
          <text:p text:style-name="P8">En el com_zonales debe configurarse la clave pública y privada para el capthcha.</text:p>
        </text:list-item>
        <text:list-item>
          <text:p text:style-name="P8">En el plugin Solr Search debe setearse en los parámetros La URL y el Puerto del servidor Tomcat y el nombre que se le dió a la aplicación Solr.</text:p>
        </text:list-item>
        <text:list-item>
          <text:p text:style-name="P9">Para todas las configuraciones, tomar como referencia ante cualquier duda los parámetros seteados para los mismos componentes en el servidor de test o el de devel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21T19:14:03</dc:date>
    <dc:creator>Luis Aita</dc:creator>
    <meta:editing-duration>PT10H58M28S</meta:editing-duration>
    <meta:editing-cycles>55</meta:editing-cycles>
    <meta:generator>OpenOffice.org/3.2$Linux OpenOffice.org_project/320m12$Build-9483</meta:generator>
    <meta:document-statistic meta:table-count="0" meta:image-count="0" meta:object-count="0" meta:page-count="1" meta:paragraph-count="16" meta:word-count="340" meta:character-count="2075"/>
  </office:meta>
</office:document-meta>
</file>